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8, 2021 (01:53:5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0">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his is a pre-release”</text:p>
        </text:list-item>
        <text:list-item>
          <text:p text:style-name="P25">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01:54:07Z</meta:creation-date>
    <dc:date>2021-05-28T01:54:07Z</dc:date>
    <meta:user-defined meta:name="date" meta:value-type="string">May  28, 2021 (01:53:5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